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page"/>
    </style:style>
    <style:style style:name="Table1.A" style:family="table-column">
      <style:table-column-properties style:column-width="0.245cm"/>
    </style:style>
    <style:style style:name="Table1.B" style:family="table-column">
      <style:table-column-properties style:column-width="15.67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e75b6" fo:padding="0cm" fo:border="none">
        <style:background-image/>
      </style:table-cell-properties>
    </style:style>
    <style:style style:name="Table1.B1" style:family="table-cell">
      <style:table-cell-properties fo:background-color="#d6e4f0" fo:padding-left="0.318cm" fo:padding-right="0.318cm" fo:padding-top="0.176cm" fo:padding-bottom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071cm" style:contextual-spacing="false"/>
    </style:style>
    <style:style style:name="P2" style:family="paragraph" style:parent-style-name="Standard">
      <style:paragraph-properties fo:margin-top="0cm" fo:margin-bottom="0.088cm" style:contextual-spacing="false"/>
    </style:style>
    <style:style style:name="P3" style:family="paragraph" style:parent-style-name="Standard">
      <style:paragraph-properties fo:margin-top="0cm" fo:margin-bottom="0cm" style:contextual-spacing="false" fo:padding-left="0cm" fo:padding-right="0cm" fo:padding-top="0cm" fo:padding-bottom="0.176cm" fo:border-left="none" fo:border-right="none" fo:border-top="none" fo:border-bottom="0.51pt solid #2e75b6"/>
    </style:style>
    <style:style style:name="P4" style:family="paragraph" style:parent-style-name="Standard">
      <style:paragraph-properties fo:margin-top="0.247cm" fo:margin-bottom="0cm" style:contextual-spacing="false"/>
    </style:style>
    <style:style style:name="P5" style:family="paragraph" style:parent-style-name="Standard">
      <style:paragraph-properties fo:margin-top="0.088cm" fo:margin-bottom="0cm" style:contextual-spacing="false"/>
    </style:style>
    <style:style style:name="P6" style:family="paragraph" style:parent-style-name="Standard">
      <style:paragraph-properties fo:margin-top="0cm" fo:margin-bottom="0.318cm" style:contextual-spacing="false"/>
    </style:style>
    <style:style style:name="P7" style:family="paragraph" style:parent-style-name="Standard">
      <style:paragraph-properties fo:margin-top="0cm" fo:margin-bottom="0.318cm" style:contextual-spacing="false" fo:text-align="justify" style:justify-single-word="false" loext:word-spacing-minimum="75%" loext:word-spacing-maximum="133%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.282cm" fo:margin-bottom="0cm" style:contextual-spacing="false"/>
    </style:style>
    <style:style style:name="P10" style:family="paragraph" style:parent-style-name="Standard">
      <style:paragraph-properties fo:margin-top="0cm" fo:margin-bottom="0.282cm" style:contextual-spacing="false" fo:text-align="justify" style:justify-single-word="false" loext:word-spacing-minimum="75%" loext:word-spacing-maximum="133%"/>
    </style:style>
    <style:style style:name="P11" style:family="paragraph" style:parent-style-name="Standard">
      <style:paragraph-properties fo:margin-top="0.353cm" fo:margin-bottom="0cm" style:contextual-spacing="false"/>
    </style:style>
    <style:style style:name="T1" style:family="text">
      <style:text-properties fo:color="#1f4e79" loext:opacity="100%" style:font-name="Arial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" style:family="text">
      <style:text-properties fo:color="#2e75b6" loext:opacity="100%" style:font-name="Arial" fo:font-size="10.5pt" style:font-name-asian="Arial2" style:font-size-asian="10.5pt" style:font-name-complex="Arial2" style:font-size-complex="10.5pt"/>
    </style:style>
    <style:style style:name="T3" style:family="text">
      <style:text-properties fo:color="#666666" loext:opacity="100%" style:font-name="Arial" fo:font-size="9.5pt" style:font-name-asian="Arial2" style:font-size-asian="9.5pt" style:font-name-complex="Arial2" style:font-size-complex="9.5pt"/>
    </style:style>
    <style:style style:name="T4" style:family="text">
      <style:text-properties fo:color="#bbbbbb" loext:opacity="100%" style:font-name="Arial" fo:font-size="9.5pt" style:font-name-asian="Arial2" style:font-size-asian="9.5pt" style:font-name-complex="Arial2" style:font-size-complex="9.5pt"/>
    </style:style>
    <style:style style:name="T5" style:family="text">
      <style:text-properties style:use-window-font-color="true" loext:opacity="0%" style:font-name="Arial" fo:font-size="9.5pt" officeooo:rsid="000459bf" style:font-name-asian="Arial2" style:font-size-asian="9.5pt" style:font-name-complex="Arial2" style:font-size-complex="9.5pt"/>
    </style:style>
    <style:style style:name="T6" style:family="text">
      <style:text-properties fo:color="#333333" loext:opacity="100%" style:font-name="Arial" fo:font-size="10.5pt" style:font-name-asian="Arial2" style:font-size-asian="10.5pt" style:font-name-complex="Arial2" style:font-size-complex="10.5pt"/>
    </style:style>
    <style:style style:name="T7" style:family="text">
      <style:text-properties fo:color="#1f4e79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8" style:family="text">
      <style:text-properties fo:color="#1f4e79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9" style:family="text">
      <style:text-properties fo:color="#333333" loext:opacity="100%" style:font-name="Arial" fo:font-size="10pt" style:font-name-asian="Arial2" style:font-size-asian="10pt" style:font-name-complex="Arial2" style:font-size-complex="10pt"/>
    </style:style>
    <style:style style:name="T10" style:family="text">
      <style:text-properties fo:color="#1f4e79" loext:opacity="100%" style:font-name="Arial" fo:font-size="11.5pt" fo:font-weight="bold" style:font-name-asian="Arial2" style:font-size-asian="11.5pt" style:font-weight-asian="bold" style:font-name-complex="Arial2" style:font-size-complex="11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UL ROBINSON</text:span></text:p>
      <text:p text:style-name="P2"><text:span text:style-name="T2">Heavy Lift Engineer <text:s/>| <text:s/>Mechanical Engineer <text:s/>| <text:s/>Crane Operator</text:span></text:p>
      <text:p text:style-name="P3"><text:span text:style-name="T3">0421 847 001</text:span><text:span text:style-name="T4"> <text:s text:c="2"/>| <text:s text:c="2"/></text:span><text:span text:style-name="T3">probinson85@live.com.au</text:span><text:span text:style-name="T4"> <text:s text:c="2"/>| <text:s text:c="2"/></text:span><text:span text:style-name="T5">Pimpama</text:span><text:span text:style-name="T3">, QLD 4209</text:span></text:p>
      <text:p text:style-name="P4"/>
      <text:p text:style-name="P2"><text:span text:style-name="T6">22 February 2026</text:span></text:p>
      <text:p text:style-name="P5"/>
      <text:p text:style-name="P2"><text:span text:style-name="T6">Hiring Team — Advanced Cranes &amp; Rigging</text:span></text:p>
      <text:p text:style-name="P2"><text:span text:style-name="T6">people@advancedcranes.com.au</text:span></text:p>
      <text:p text:style-name="P4"/>
      <text:p text:style-name="P6"><text:span text:style-name="T7">Re: Expression of Interest — Heavy Lift Engineer / Draftsman (Brisbane)</text:span></text:p>
      <text:p text:style-name="P7"><text:span text:style-name="T6">Dear Advanced Cranes Team,</text:span></text:p>
      <text:p text:style-name="P7"><text:span text:style-name="T6">Most Heavy Lift Engineers have never operated a crane. Most crane operators can't produce an engineered lift plan. I've done both. Before a spinal cord injury redirected my career, I spent five years operating all-terrain cranes across Queensland and interstate — completing over 1,500 lifts from 30T to 280T across Liebherr and Franna fleets, developing lift studies and safe work method statements as standard practice. I then channelled that industry knowledge into a Bachelor of Mechanical Engineering with Honours at Griffith University, graduating in 2023. The role you're advertising is the precise intersection of everything I've built.</text:span></text:p>
      <text:p text:style-name="P7"><text:span text:style-name="T6">Cranes have never been just a career for me — I grew up in a family where the industry was part of everyday life, and that connection has shaped how seriously I take the work. When my accident happened in 2015, I enrolled at university the following semester. The same determination that drove me through five years of crane work drove me through an engineering degree. The "have-a-go" attitude Advanced Cranes is built on isn't just something I recognise — it's something I've lived.</text:span></text:p>
      <text:p text:style-name="P7"><text:span text:style-name="T6">What draws me to this role specifically is the engineered solutions Advanced Cranes has built its reputation on — detailed lift planning that gives both clients and operators complete clarity before a lift begins. As an operator, I know firsthand how much harder a job becomes when that information isn't there. At Select Plant Hire, producing lift studies and SWMS was part of my standard role, and I saw the difference it made on site. That level of pre-planning is still the exception in most of the industry, not the rule, and Advanced Cranes' commitment to it — as you grow your national footprint into Queensland and beyond — is exactly the kind of operation I want to be part of. I produce precise technical documentation and adapt quickly to new platforms. That dual perspective — engineer and former operator — is where I can add real value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8"><text:span text:style-name="T8">Fleet experience: </text:span><text:span text:style-name="T9">Liebherr LTM all-terrain and Terex Franna fleets across multiple operators. <text:s/></text:span><text:span text:style-name="T8">Lift documentation: </text:span><text:span text:style-name="T9">Authored lift studies and SWMS as both planner and operator. <text:s/></text:span><text:span text:style-name="T8">Based in Brisbane: </text:span><text:span text:style-name="T9">Ready to contribute to your growing Queensland operation.</text:span></text:p>
          </table:table-cell>
        </table:table-row>
      </table:table>
      <text:p text:style-name="P9"/>
      <text:p text:style-name="P10"><text:span text:style-name="T6">I'd welcome the chance to discuss this role in person and to outline how I can contribute to building your Queensland operation from day one. Please reach me on 0421 847 001 or probinson85@live.com.au.</text:span></text:p>
      <text:p text:style-name="P2"><text:span text:style-name="T6">Yours sincerely,</text:span></text:p>
      <text:p text:style-name="P11"/>
      <text:p text:style-name="P8"><text:span text:style-name="T10">Paul Robins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.5pt" fo:language="en" fo:country="AU" style:letter-kerning="false" style:font-name-asian="Arial2" style:font-size-asian="10.5pt" style:language-asian="zh" style:country-asian="CN" style:font-name-complex="Arial2" style:font-size-complex="10.5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.5pt" fo:language="en" fo:country="AU" style:letter-kerning="false" style:font-name-asian="Arial2" style:font-size-asian="10.5pt" style:language-asian="zh" style:country-asian="CN" style:font-name-complex="Arial2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1cm" fo:margin-bottom="1.411cm" fo:margin-left="1.764cm" fo:margin-right="1.76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2-22T23:41:02.829000000</meta:creation-date>
    <dc:date>2026-02-23T09:43:10.732563000</dc:date>
    <meta:editing-duration>PT37S</meta:editing-duration>
    <meta:document-statistic meta:table-count="1" meta:image-count="0" meta:object-count="0" meta:page-count="1" meta:paragraph-count="15" meta:word-count="438" meta:character-count="2782" meta:non-whitespace-character-count="2335"/>
    <meta:generator>LibreOffice/25.8.3.2$Windows_X86_64 LibreOffice_project/8ca8d55c161d602844f5428fa4b58097424e324e</meta:generator>
  </office:meta>
</office:document-meta>
</file>